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2.5339in"/>
    </style:style>
    <style:style style:name="co5" style:family="table-column">
      <style:table-column-properties fo:break-before="auto" style:column-width="2.2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rotation-angle="15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2">
          <table:table-cell table:style-name="ce1" office:value-type="string" table:number-columns-spanned="6" table:number-rows-spanned="1">
            <text:p>Ground Floor</text:p>
          </table:table-cell>
          <table:covered-table-cell table:number-columns-repeated="5"/>
        </table:table-row>
        <table:table-row table:style-name="ro1">
          <table:table-cell office:value-type="string">
            <text:p>Desk Number</text:p>
          </table:table-cell>
          <table:table-cell office:value-type="string">
            <text:p>Serial Number</text:p>
          </table:table-cell>
          <table:table-cell office:value-type="string">
            <text:p>Model Name</text:p>
          </table:table-cell>
          <table:table-cell table:number-columns-repeated="3"/>
        </table:table-row>
        <table:table-row table:style-name="ro1">
          <table:table-cell office:value-type="string">
            <text:p>G-02</text:p>
          </table:table-cell>
          <table:table-cell office:value-type="string">
            <text:p>CN-07592Y-QDC00-581-15ML-A05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G-03</text:p>
          </table:table-cell>
          <table:table-cell office:value-type="string">
            <text:p>CN-075924-QDC00-825-ONML-A05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G-39</text:p>
          </table:table-cell>
          <table:table-cell office:value-type="string">
            <text:p>CN-0M3JRH-74445-ACO-083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GFR-09</text:p>
          </table:table-cell>
          <table:table-cell office:value-type="string">
            <text:p>CN-0M3JRH-74445-51U-428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GFR-10</text:p>
          </table:table-cell>
          <table:table-cell office:value-type="string">
            <text:p>CN-0M3JRH-74445-4C4-FKF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GFR-14</text:p>
          </table:table-cell>
          <table:table-cell office:value-type="string">
            <text:p>CN-0M3RJH-74445-49I-840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GFR-15</text:p>
          </table:table-cell>
          <table:table-cell office:value-type="string">
            <text:p>CN-0638CF-74261-493-488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GFR-16</text:p>
          </table:table-cell>
          <table:table-cell office:value-type="string">
            <text:p>CN-0M3JRH-74445-51U-412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GFR-18</text:p>
          </table:table-cell>
          <table:table-cell office:value-type="string">
            <text:p>CN-0M3JRH-74445-51U-237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table:number-columns-spanned="3" table:number-rows-spanned="1">
            <text:p>1ST FLOOR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Desk Number</text:p>
          </table:table-cell>
          <table:table-cell office:value-type="string">
            <text:p>Serial Number</text:p>
          </table:table-cell>
          <table:table-cell office:value-type="string">
            <text:p>Model Name</text:p>
          </table:table-cell>
          <table:table-cell table:number-columns-repeated="3"/>
        </table:table-row>
        <table:table-row table:style-name="ro1">
          <table:table-cell office:value-type="string">
            <text:p>F-05</text:p>
          </table:table-cell>
          <table:table-cell office:value-type="string">
            <text:p>CN-0VCRF7-64180-5AJ-09BT-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06</text:p>
          </table:table-cell>
          <table:table-cell office:value-type="string">
            <text:p>CN-0DKJWG6418068A-OUHB-A00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07</text:p>
          </table:table-cell>
          <table:table-cell office:value-type="string">
            <text:p>CN-0M3JRH-74445-4C4-F2Y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TL-01-F</text:p>
          </table:table-cell>
          <table:table-cell office:value-type="string">
            <text:p>CN-0CHC6Y-72872-150-00RT-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20</text:p>
          </table:table-cell>
          <table:table-cell office:value-type="string">
            <text:p>CN-0M3JRH-74445-4CO-321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56</text:p>
          </table:table-cell>
          <table:table-cell office:value-type="string">
            <text:p>CN-0M3JRH-74445-51N-BCM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54</text:p>
          </table:table-cell>
          <table:table-cell office:value-type="string">
            <text:p>CN-0M3JRH-74445-49I-802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T1-03-F</text:p>
          </table:table-cell>
          <table:table-cell office:value-type="string">
            <text:p>CN-0M3JRH-74445-4C4-FQA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44</text:p>
          </table:table-cell>
          <table:table-cell office:value-type="string">
            <text:p>CN-0M3JRH-74445-4C4-FJC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43</text:p>
          </table:table-cell>
          <table:table-cell office:value-type="string">
            <text:p>CN-0M3JRH-74445-4C4-F3G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40</text:p>
          </table:table-cell>
          <table:table-cell office:value-type="string">
            <text:p>CN-03K5WD-QDC00-97M-EQAL-A04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N-0M3JRH-74445-4C4-FP5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39</text:p>
          </table:table-cell>
          <table:table-cell office:value-type="string">
            <text:p>CN-0M3JRH-74445-4C4-FBL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38</text:p>
          </table:table-cell>
          <table:table-cell office:value-type="string">
            <text:p>CN-0M3JRH-74445-4C4-F9J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32</text:p>
          </table:table-cell>
          <table:table-cell office:value-type="string">
            <text:p>CN-0M3JRH-74445-4CO-317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33</text:p>
          </table:table-cell>
          <table:table-cell office:value-type="string">
            <text:p>CN-0M3JRH-74445-4CO-536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35</text:p>
          </table:table-cell>
          <table:table-cell office:value-type="string">
            <text:p>CN-0M3JRH-74445-528-AMV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27</text:p>
          </table:table-cell>
          <table:table-cell office:value-type="string">
            <text:p>CN-0M3JRH-74445-528-AMY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F-28</text:p>
          </table:table-cell>
          <table:table-cell office:value-type="string">
            <text:p>CN-0M3JRH-74445-51U-122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table:number-columns-spanned="3" table:number-rows-spanned="1">
            <text:p>2ND FLOOR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Desk Number</text:p>
          </table:table-cell>
          <table:table-cell office:value-type="string">
            <text:p>Serial Number</text:p>
          </table:table-cell>
          <table:table-cell office:value-type="string">
            <text:p>Model Name</text:p>
          </table:table-cell>
          <table:table-cell table:number-columns-repeated="3"/>
        </table:table-row>
        <table:table-row table:style-name="ro1">
          <table:table-cell office:value-type="string">
            <text:p>S-61</text:p>
          </table:table-cell>
          <table:table-cell office:value-type="string">
            <text:p>S244OLB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57</text:p>
          </table:table-cell>
          <table:table-cell office:value-type="string">
            <text:p>CN-0M3JRH-74445-4C4-FHE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55</text:p>
          </table:table-cell>
          <table:table-cell office:value-type="string">
            <text:p>CN-0M3JRH-74445-4C4-FLT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52</text:p>
          </table:table-cell>
          <table:table-cell office:value-type="string">
            <text:p>CN-0M3JRH-74445-4C4-FKU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T2-03-5</text:p>
          </table:table-cell>
          <table:table-cell office:value-type="string">
            <text:p>CN-TZ1145000299</text:p>
          </table:table-cell>
          <table:table-cell office:value-type="string">
            <text:p>VIEWSONIC</text:p>
          </table:table-cell>
          <table:table-cell table:number-columns-repeated="3"/>
        </table:table-row>
        <table:table-row table:style-name="ro1">
          <table:table-cell office:value-type="string">
            <text:p>S-41</text:p>
          </table:table-cell>
          <table:table-cell office:value-type="string">
            <text:p>ZUCKHTNC705552Z</text:p>
          </table:table-cell>
          <table:table-cell office:value-type="string">
            <text:p>SAMSUNG</text:p>
          </table:table-cell>
          <table:table-cell table:number-columns-repeated="3"/>
        </table:table-row>
        <table:table-row table:style-name="ro1">
          <table:table-cell office:value-type="string">
            <text:p>S-42</text:p>
          </table:table-cell>
          <table:table-cell office:value-type="string">
            <text:p>CN-0DKJWG641805AL-1C1B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44</text:p>
          </table:table-cell>
          <table:table-cell office:value-type="string">
            <text:p>CN-08CN3Y-74261-54U-08NL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38</text:p>
          </table:table-cell>
          <table:table-cell office:value-type="string">
            <text:p>CN-0M3JRH-74445-4BM-BG6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26</text:p>
          </table:table-cell>
          <table:table-cell office:value-type="string">
            <text:p>CN-0M3JRH-74445-4BM-AX3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27</text:p>
          </table:table-cell>
          <table:table-cell office:value-type="string">
            <text:p>CN-0M3JRH-74445-4C4-FDZ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25</text:p>
          </table:table-cell>
          <table:table-cell office:value-type="string">
            <text:p>CN-0M3JRH-74445-4AO-CQP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N-0DKJWG64180-68A-0T9B-800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15</text:p>
          </table:table-cell>
          <table:table-cell office:value-type="string">
            <text:p>CN-0M3JRH-74445-4CN-CQD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13</text:p>
          </table:table-cell>
          <table:table-cell office:value-type="string">
            <text:p>CN-0M3JRH-74445-4C0-577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11</text:p>
          </table:table-cell>
          <table:table-cell office:value-type="string">
            <text:p>CN-0M3JRH-74445-4C4-F2B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10</text:p>
          </table:table-cell>
          <table:table-cell office:value-type="string">
            <text:p>CN-0M3JRH-74445-4C4-EYF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09</text:p>
          </table:table-cell>
          <table:table-cell office:value-type="string">
            <text:p>CN-0638CF-74261-4701JTM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08</text:p>
          </table:table-cell>
          <table:table-cell office:value-type="string">
            <text:p>CN-0M3JRH-74445-4C4-FQO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S-19</text:p>
          </table:table-cell>
          <table:table-cell office:value-type="string">
            <text:p>CN-0VCRF7-641805AJ-007T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N-0VJRF7-641805AJ-1LQT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table:number-columns-spanned="3" table:number-rows-spanned="1">
            <text:p>3RD FLOOR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Desk Number</text:p>
          </table:table-cell>
          <table:table-cell office:value-type="string">
            <text:p>Serial Number</text:p>
          </table:table-cell>
          <table:table-cell office:value-type="string">
            <text:p>Model Name</text:p>
          </table:table-cell>
          <table:table-cell table:number-columns-repeated="3"/>
        </table:table-row>
        <table:table-row table:style-name="ro1">
          <table:table-cell office:value-type="string">
            <text:p>T-01</text:p>
          </table:table-cell>
          <table:table-cell office:value-type="string">
            <text:p>MY19HMES608073H</text:p>
          </table:table-cell>
          <table:table-cell office:value-type="string">
            <text:p>SAMSUNG</text:p>
          </table:table-cell>
          <table:table-cell table:number-columns-repeated="3"/>
        </table:table-row>
        <table:table-row table:style-name="ro1">
          <table:table-cell office:value-type="string">
            <text:p>T-02</text:p>
          </table:table-cell>
          <table:table-cell office:value-type="string">
            <text:p>TZ1145000296</text:p>
          </table:table-cell>
          <table:table-cell office:value-type="string">
            <text:p>VIEWSONIC</text:p>
          </table:table-cell>
          <table:table-cell table:number-columns-repeated="3"/>
        </table:table-row>
        <table:table-row table:style-name="ro1">
          <table:table-cell office:value-type="string">
            <text:p>T-08</text:p>
          </table:table-cell>
          <table:table-cell office:value-type="string">
            <text:p>CN-0M3JRH-74445-49H-C38U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>
            <text:p>T-03</text:p>
          </table:table-cell>
          <table:table-cell office:value-type="string">
            <text:p>CN-08CN3Y-7261-540-08ML</text:p>
          </table:table-cell>
          <table:table-cell office:value-type="string">
            <text:p>DELL</text:p>
          </table:table-cell>
          <table:table-cell table:number-columns-repeated="3"/>
        </table:table-row>
        <table:table-row table:style-name="ro3">
          <table:table-cell office:value-type="string">
            <text:p>T-05</text:p>
          </table:table-cell>
          <table:table-cell table:style-name="ce3" office:value-type="string">
            <text:p>CN-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05/13/2020</text:date>, <text:time>12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1:11:59.33</meta:creation-date>
    <meta:editing-duration>PT35M3S</meta:editing-duration>
    <meta:editing-cycles>5</meta:editing-cycles>
    <meta:generator>OpenOffice/4.1.6$Win32 OpenOffice.org_project/416m1$Build-9790</meta:generator>
    <dc:date>2020-05-13T12:26:22.38</dc:date>
    <meta:document-statistic meta:table-count="3" meta:cell-count="174" meta:object-count="0"/>
  </office:meta>
</office:document-meta>
</file>